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 [ns]</text:p>
          </table:table-cell>
          <table:table-cell table:style-name="ce1" office:value-type="string" calcext:value-type="string" table:number-columns-spanned="3" table:number-rows-spanned="1">
            <text:p>vp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.992" calcext:value-type="float">
            <text:p>9,992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04" calcext:value-type="float">
            <text:p>3,0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74" calcext:value-type="float">
            <text:p>2,7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36" calcext:value-type="float">
            <text:p>2,3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06" calcext:value-type="float">
            <text:p>2,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81" calcext:value-type="float">
            <text:p>1,8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62" calcext:value-type="float">
            <text:p>1,6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office:value-type="float" office:value="810" calcext:value-type="float">
            <text:p>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3-23T14:35:37.851930825</dc:date>
    <meta:editing-duration>PT6M58S</meta:editing-duration>
    <meta:editing-cycles>1</meta:editing-cycles>
    <meta:document-statistic meta:table-count="1" meta:cell-count="70" meta:object-count="0"/>
    <meta:generator>LibreOffice/7.4.5.1$Linux_X86_64 LibreOffice_project/40$Build-1</meta:generator>
  </office:meta>
</office:document-meta>
</file>